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.AppleSystemUIFont, system-ui, 'Segoe UI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.48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.52cm" fo:margin-top="0cm" fo:margin-bottom="0cm" loext:contextual-spacing="false" fo:orphans="2" fo:widows="2" fo:text-indent="0cm" style:auto-text-indent="false"/>
      <style:text-properties fo:font-variant="normal" fo:text-transform="none" fo:color="#17394d" style:font-name="apple-system" fo:font-size="7.94999980926514pt" fo:letter-spacing="normal" fo:font-style="normal" fo:font-weight="normal" fo:background-color="#fffff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существляем бесплатную доставку по городу Самаре.<text:line-break/>Доставка в другие регионы России, осуществляется Транспортной компанией Деловые Линии (доставка до терминала в городе Самара - Бесплатно)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.AppleSystemUIFont, system-ui, 'Segoe UI', Arial, Helvetica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14:51.478756000</meta:creation-date>
    <dc:date>2019-04-08T11:15:17.927939000</dc:date>
    <meta:editing-duration>PT29S</meta:editing-duration>
    <meta:editing-cycles>1</meta:editing-cycles>
    <meta:document-statistic meta:table-count="0" meta:image-count="0" meta:object-count="0" meta:page-count="1" meta:paragraph-count="1" meta:word-count="24" meta:character-count="188" meta:non-whitespace-character-count="165"/>
    <meta:generator>LibreOffice/6.1.3.2$MacOSX_X86_64 LibreOffice_project/86daf60bf00efa86ad547e59e09d6bb77c699acb</meta:generator>
  </office:meta>
</office:document-meta>
</file>